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f0f1" officeooo:paragraph-rsid="0014f0f1"/>
    </style:style>
    <style:style style:name="P2" style:family="paragraph" style:parent-style-name="Standard">
      <style:paragraph-properties fo:text-align="center" style:justify-single-word="false"/>
      <style:text-properties fo:font-size="14pt" officeooo:rsid="0014f0f1" officeooo:paragraph-rsid="0014f0f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60c9" officeooo:paragraph-rsid="001760c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c84e" officeooo:paragraph-rsid="0017c84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760c9" officeooo:paragraph-rsid="001760c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7c84e" officeooo:paragraph-rsid="0017c84e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1760c9" officeooo:paragraph-rsid="001760c9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17c605" officeooo:paragraph-rsid="0017c605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17c84e" officeooo:paragraph-rsid="0017c84e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weight="normal" officeooo:rsid="0019ad6d" officeooo:paragraph-rsid="0019ad6d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officeooo:rsid="001b6214" officeooo:paragraph-rsid="001b6214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officeooo:rsid="001bfaad" officeooo:paragraph-rsid="001bfaa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bfaad" officeooo:paragraph-rsid="001bfaad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normal" officeooo:rsid="001d5290" officeooo:paragraph-rsid="001d5290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weight="normal" officeooo:rsid="001f0ac9" officeooo:paragraph-rsid="001f0ac9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weight="normal" officeooo:rsid="002307ef" officeooo:paragraph-rsid="002307ef" style:font-weight-asian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weight="normal" officeooo:rsid="0024bbd5" officeooo:paragraph-rsid="0024bbd5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1b6214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f5392" officeooo:paragraph-rsid="001f5392" style:font-weight-asian="bold" style:font-weight-complex="bold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</text:p>
      <text:p text:style-name="P1"/>
      <text:p text:style-name="P3">Chapter 3: Operators</text:p>
      <text:p text:style-name="P3"/>
      <text:list xml:id="list5513971428991106401" text:style-name="L1">
        <text:list-item>
          <text:p text:style-name="P7">Categories</text:p>
          <text:list>
            <text:list-item>
              <text:p text:style-name="P7">mathematical</text:p>
              <text:list>
                <text:list-item>
                  <text:p text:style-name="P7">+, -, *, /, %, ++, - -</text:p>
                  <text:list>
                    <text:list-item>
                      <text:p text:style-name="P7">note, differences in incremental change operator:</text:p>
                      <text:list>
                        <text:list-item>
                          <text:p text:style-name="P7">a = j++ // same as a = j ; j = j +1</text:p>
                        </text:list-item>
                        <text:list-item>
                          <text:p text:style-name="P7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relational</text:p>
              <text:list>
                <text:list-item>
                  <text:p text:style-name="P7">==, !=, &lt;, &lt;=, &gt;, &gt;=</text:p>
                </text:list-item>
                <text:list-item>
                  <text:p text:style-name="P7">be careful with only one = for ==,</text:p>
                  <text:list>
                    <text:list-item>
                      <text:p text:style-name="P7">if (a = 3) {BLOCK} will always execute since a is not 0 (0 is false)</text:p>
                    </text:list-item>
                  </text:list>
                </text:list-item>
                <text:list-item>
                  <text:p text:style-name="P8">No boolean type, everything except 0 is True</text:p>
                </text:list-item>
              </text:list>
            </text:list-item>
            <text:list-item>
              <text:p text:style-name="P7">logical</text:p>
              <text:list>
                <text:list-item>
                  <text:p text:style-name="P7">&amp;&amp;, | |, !</text:p>
                </text:list-item>
              </text:list>
            </text:list-item>
            <text:list-item>
              <text:p text:style-name="P7">bitwise</text:p>
              <text:list>
                <text:list-item>
                  <text:p text:style-name="P8">these are applied to one or two integers (same size obviously) , comparing bit by bit <text:s/></text:p>
                </text:list-item>
                <text:list-item>
                  <text:p text:style-name="P8">&amp;, |, ^, ~, &gt;&gt;, &lt;&lt;</text:p>
                </text:list-item>
                <text:list-item>
                  <text:p text:style-name="P8">and, or, xor, negate, shift right (lose right most bit and add a 0 at left), shift left (lose left most, add 0 to right most)</text:p>
                </text:list-item>
                <text:list-item>
                  <text:p text:style-name="P9">So 1111 &amp; 0100 is 0100</text:p>
                </text:list-item>
                <text:list-item>
                  <text:p text:style-name="P9">1111 | 0100 is 1111</text:p>
                </text:list-item>
                <text:list-item>
                  <text:p text:style-name="P9">1111 &gt;&gt; is 0111</text:p>
                </text:list-item>
                <text:list-item>
                  <text:p text:style-name="P9">1111 &lt;&lt; is 1110</text:p>
                </text:list-item>
                <text:list-item>
                  <text:p text:style-name="P9">1111 ^ 0100 is 1011</text:p>
                </text:list-item>
                <text:list-item>
                  <text:p text:style-name="P9">~ 1111 is 0000</text:p>
                </text:list-item>
              </text:list>
            </text:list-item>
            <text:list-item>
              <text:p text:style-name="P7">assignment</text:p>
              <text:list>
                <text:list-item>
                  <text:p text:style-name="P8">special assignment +=, -=, *=, /=, &gt;&gt;=, &lt;&lt;=, &amp;=, ^=, </text:p>
                </text:list-item>
                <text:list-item>
                  <text:p text:style-name="P8">a bit more efficient machine code, don’t overuse</text:p>
                </text:list-item>
              </text:list>
            </text:list-item>
          </text:list>
        </text:list-item>
        <text:list-item>
          <text:p text:style-name="P7">Operators are either unary or binary</text:p>
          <text:list>
            <text:list-item>
              <text:p text:style-name="P7">unary ex: -</text:p>
            </text:list-item>
            <text:list-item>
              <text:p text:style-name="P7">binary ex: +</text:p>
            </text:list-item>
            <text:list-item>
              <text:p text:style-name="P7">ternary:</text:p>
              <text:list>
                <text:list-item>
                  <text:p text:style-name="P7">only one of these</text:p>
                </text:list-item>
                <text:list-item>
                  <text:p text:style-name="P7">“Conditional operator”</text:p>
                </text:list-item>
                <text:list-item>
                  <text:p text:style-name="P7">max = x &gt; y ? x : y</text:p>
                </text:list-item>
                <text:list-item>
                  <text:p text:style-name="P7">same as, with symbol &amp;, &amp;(x&gt;y, x, y). See, it’s trinary!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Chapter 4</text:p>
      <text:p text:style-name="P6"/>
      <text:p text:style-name="P6">This stuff is easy: if, else if, else, while loops, do while loops, for loops, switch statement.</text:p>
      <text:p text:style-name="P6"/>
      <text:p text:style-name="P4">Chapter 5: Compound Data Types</text:p>
      <text:p text:style-name="P4"/>
      <text:list xml:id="list6322503444869496447" text:style-name="L2">
        <text:list-item>
          <text:p text:style-name="P10">Arrays</text:p>
          <text:list>
            <text:list-item>
              <text:p text:style-name="P10">fixed length and of one type, can have arrays of structures</text:p>
            </text:list-item>
            <text:list-item>
              <text:p text:style-name="P10">nice thing is random access (access is constant time)</text:p>
            </text:list-item>
            <text:list-item>
              <text:p text:style-name="P10">Multi dimentional arrays</text:p>
              <text:list>
                <text:list-item>
                  <text:p text:style-name="P10">1d array is just sequence of scalar objects</text:p>
                </text:list-item>
                <text:list-item>
                  <text:p text:style-name="P10">2d is sequence of 1 dementional array</text:p>
                </text:list-item>
                <text:list-item>
                  <text:p text:style-name="P10">kth is a sequence of k-1 dimentional arrays</text:p>
                </text:list-item>
                <text:list-item>
                  <text:p text:style-name="P10">Syntax:</text:p>
                  <text:list>
                    <text:list-item>
                      <text:p text:style-name="P10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11">so a[1][0] is 4</text:p>
                    </text:list-item>
                    <text:list-item>
                      <text:p text:style-name="P11">3d</text:p>
                      <text:list>
                        <text:list-item>
                          <text:p text:style-name="P18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11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Strings</text:p>
          <text:list>
            <text:list-item>
              <text:p text:style-name="P11">an array of characters with the last being the null byte “\0”</text:p>
            </text:list-item>
            <text:list-item>
              <text:p text:style-name="P11">allows for easy other functions and so we can tell when the string ends…</text:p>
            </text:list-item>
            <text:list-item>
              <text:p text:style-name="P11">also allows a variable length string</text:p>
            </text:list-item>
            <text:list-item>
              <text:p text:style-name="P11">string.h contains some functions</text:p>
              <text:list>
                <text:list-item>
                  <text:p text:style-name="P11">strcpy</text:p>
                </text:list-item>
                <text:list-item>
                  <text:p text:style-name="P11">strcat</text:p>
                </text:list-item>
                <text:list-item>
                  <text:p text:style-name="P11">memcpy (copy of a certain size)</text:p>
                </text:list-item>
                <text:list-item>
                  <text:p text:style-name="P11">strcmp</text:p>
                </text:list-item>
                <text:list-item>
                  <text:p text:style-name="P11">memcmp</text:p>
                </text:list-item>
              </text:list>
            </text:list-item>
            <text:list-item>
              <text:p text:style-name="P11">In core formating</text:p>
              <text:list>
                <text:list-item>
                  <text:p text:style-name="P11">%d is integer</text:p>
                </text:list-item>
                <text:list-item>
                  <text:p text:style-name="P11">%f is float</text:p>
                </text:list-item>
                <text:list-item>
                  <text:p text:style-name="P11">%s is string</text:p>
                </text:list-item>
                <text:list-item>
                  <text:p text:style-name="P12">sprintf (same with sscanf)</text:p>
                  <text:list>
                    <text:list-item>
                      <text:p text:style-name="P12">this prints out something and the stores it in first argument</text:p>
                    </text:list-item>
                    <text:list-item>
                      <text:p text:style-name="P12">sprintf(astring, “hi %d”, 3) <text:s/>will store astring as “hi 3”</text:p>
                    </text:list-item>
                  </text:list>
                </text:list-item>
                <text:list-item>
                  <text:p text:style-name="P12">If a string is stored as var x, and you printout x+1, then it will print the string excluding the first letter</text:p>
                  <text:list>
                    <text:list-item>
                      <text:p text:style-name="P12">char x[] = “hello”</text:p>
                    </text:list-item>
                    <text:list-item>
                      <text:p text:style-name="P12">printf(“%s and %s\n”, x + 1, x+2);</text:p>
                      <text:list>
                        <text:list-item>
                          <text:p text:style-name="P12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12">Note that to store string with scanf, no pointer</text:p>
                  <text:list>
                    <text:list-item>
                      <text:p text:style-name="P12">char name[10];</text:p>
                    </text:list-item>
                    <text:list-item>
                      <text:p text:style-name="P12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Structures</text:p>
          <text:list>
            <text:list-item>
              <text:p text:style-name="P12"><text:soft-page-break/>Data record, fixed size collection of different variables, </text:p>
              <text:list>
                <text:list-item>
                  <text:p text:style-name="P12">Access “members” (the variables in the structure) with .</text:p>
                </text:list-item>
                <text:list-item>
                  <text:p text:style-name="P12">Syntax</text:p>
                  <text:list>
                    <text:list-item>
                      <text:p text:style-name="P12">struct aName{</text:p>
                    </text:list-item>
                    <text:list-item>
                      <text:p text:style-name="P12">char first[20];</text:p>
                    </text:list-item>
                    <text:list-item>
                      <text:p text:style-name="P12">int num;</text:p>
                    </text:list-item>
                    <text:list-item>
                      <text:p text:style-name="P12">float age;</text:p>
                    </text:list-item>
                    <text:list-item>
                      <text:p text:style-name="P12">}; &lt;&lt;&lt;need semicolon</text:p>
                    </text:list-item>
                    <text:list-item>
                      <text:p text:style-name="P12">struct aName bob = {“hello”, 2, 3.1415};</text:p>
                    </text:list-item>
                    <text:list-item>
                      <text:p text:style-name="P12">bob.num</text:p>
                    </text:list-item>
                    <text:list-item>
                      <text:p text:style-name="P12">bob.age</text:p>
                    </text:list-item>
                    <text:list-item>
                      <text:p text:style-name="P12">bob.first</text:p>
                    </text:list-item>
                  </text:list>
                </text:list-item>
              </text:list>
            </text:list-item>
            <text:list-item>
              <text:p text:style-name="P14">Slightly Complex Example</text:p>
              <text:list>
                <text:list-item>
                  <text:p text:style-name="P15">just has a struct inside it</text:p>
                </text:list-item>
                <text:list-item>
                  <text:p text:style-name="P15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13"/>
      <text:p text:style-name="P13"/>
      <text:p text:style-name="P19">Chapter <text:span text:style-name="T5">6: Functions</text:span></text:p>
      <text:p text:style-name="P19"/>
      <text:list xml:id="list9166413996685964577" text:style-name="L3">
        <text:list-item>
          <text:p text:style-name="P16">C is procedural</text:p>
          <text:list>
            <text:list-item>
              <text:p text:style-name="P16">it’s building blocks are functions</text:p>
            </text:list-item>
            <text:list-item>
              <text:p text:style-name="P16">Functions have scope</text:p>
            </text:list-item>
            <text:list-item>
              <text:p text:style-name="P16">Memory is automatic , static or global</text:p>
            </text:list-item>
          </text:list>
        </text:list-item>
        <text:list-item>
          <text:p text:style-name="P16">Functions are defined at file scope</text:p>
          <text:list>
            <text:list-item>
              <text:p text:style-name="P16">can’t nest functions</text:p>
            </text:list-item>
            <text:list-item>
              <text:p text:style-name="P16">enclosed in braces {}</text:p>
            </text:list-item>
            <text:list-item>
              <text:p text:style-name="P16">May take arguments and return a value, name should suggest meaning</text:p>
            </text:list-item>
          </text:list>
        </text:list-item>
        <text:list-item>
          <text:p text:style-name="P16">Value semantics</text:p>
          <text:list>
            <text:list-item>
              <text:p text:style-name="P16">arguments of a function are copied, so you can change those variables inside the function and it would have <text:span text:style-name="T6">no</text:span> change outside the function</text:p>
            </text:list-item>
            <text:list-item>
              <text:p text:style-name="P16">The return is also a <text:span text:style-name="T7">copy </text:span>of the return thing</text:p>
            </text:list-item>
            <text:list-item>
              <text:p text:style-name="P16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16">Void keyword has 2 functions</text:p>
          <text:list>
            <text:list-item>
              <text:p text:style-name="P16">specify that a function has no return value</text:p>
              <text:list>
                <text:list-item>
                  <text:p text:style-name="P16">this makes it what is called a procedure in other languages</text:p>
                </text:list-item>
              </text:list>
            </text:list-item>
            <text:list-item>
              <text:p text:style-name="P16">Disallow arguments</text:p>
              <text:list>
                <text:list-item>
                  <text:p text:style-name="P16">int func(void)</text:p>
                  <text:list>
                    <text:list-item>
                      <text:p text:style-name="P16">{</text:p>
                    </text:list-item>
                    <text:list-item>
                      <text:p text:style-name="P16">return 3;</text:p>
                    </text:list-item>
                    <text:list-item>
                      <text:p text:style-name="P16">}</text:p>
                    </text:list-item>
                  </text:list>
                </text:list-item>
                <text:list-item>
                  <text:p text:style-name="P16">This ^ does not allow any inputs to the function.</text:p>
                </text:list-item>
              </text:list>
            </text:list-item>
          </text:list>
        </text:list-item>
        <text:list-item>
          <text:p text:style-name="P17">Functions should be declared or defined before called</text:p>
          <text:list>
            <text:list-item>
              <text:p text:style-name="P17">separation of declaration and definition allows you to call functions from different files</text:p>
            </text:list-item>
            <text:list-item>
              <text:p text:style-name="P17">Prototype (or declaration)</text:p>
            </text:list-item>
            <text:list-item>
              <text:p text:style-name="P17"><text:soft-page-break/>Ex:</text:p>
            </text:list-item>
            <text:list-item>
              <text:p text:style-name="P17">float ave(int, int); //declaration or prototype</text:p>
            </text:list-item>
            <text:list-item>
              <text:p text:style-name="P17">int main () {calls ave}</text:p>
            </text:list-item>
            <text:list-item>
              <text:p text:style-name="P17">ave (int a, int b){…} //definition</text:p>
            </text:list-item>
          </text:list>
        </text:list-item>
        <text:list-item>
          <text:p text:style-name="P17">Multiple File Usage</text:p>
          <text:list>
            <text:list-item>
              <text:p text:style-name="P17">3 files</text:p>
            </text:list-item>
            <text:list-item>
              <text:p text:style-name="P17">mystuff.h</text:p>
              <text:list>
                <text:list-item>
                  <text:p text:style-name="P17">float ave(int, int); //declaration</text:p>
                </text:list-item>
              </text:list>
            </text:list-item>
            <text:list-item>
              <text:p text:style-name="P17">mystuff.c</text:p>
              <text:list>
                <text:list-item>
                  <text:p text:style-name="P17">float ave(int a, int b) {..implementation}</text:p>
                </text:list-item>
              </text:list>
            </text:list-item>
            <text:list-item>
              <text:p text:style-name="P1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11T15:55:05.876152067</dc:date>
    <meta:editing-duration>PT15H12M30S</meta:editing-duration>
    <meta:editing-cycles>7</meta:editing-cycles>
    <meta:document-statistic meta:table-count="0" meta:image-count="0" meta:object-count="0" meta:page-count="4" meta:paragraph-count="128" meta:word-count="842" meta:character-count="3990" meta:non-whitespace-character-count="3387"/>
  </office:meta>
</office:document-meta>
</file>